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Square_20_45" draw:marker-end-width="0.5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5.5cm" svg:height="6cm" svg:x="2cm" svg:y="3cm">
          <text:p/>
        </draw:rect>
        <draw:rect draw:style-name="gr2" draw:text-style-name="P1" draw:layer="layout" svg:width="6cm" svg:height="4.3cm" svg:x="3cm" svg:y="3.7cm">
          <text:p text:style-name="P1">генератор<text:line-break/>ограничений<text:line-break/>для общих<text:line-break/>механизмов</text:p>
          <text:p text:style-name="P1">микропроцессоров</text:p>
        </draw:rect>
        <draw:rect draw:style-name="gr3" draw:text-style-name="P1" draw:layer="layout" svg:width="6.4cm" svg:height="5.1cm" svg:x="10.6cm" svg:y="3.4cm">
          <text:p text:style-name="P1">генератор<text:line-break/>ограничений<text:line-break/>для<text:line-break/>специфических<text:line-break/>механизмов<text:line-break/>микропроцессоров</text:p>
        </draw:rect>
        <draw:line draw:style-name="gr4" draw:text-style-name="P1" draw:layer="layout" svg:x1="9cm" svg:y1="5cm" svg:x2="11cm" svg:y2="5cm">
          <text:p/>
        </draw:line>
        <draw:line draw:style-name="gr4" draw:text-style-name="P1" draw:layer="layout" svg:x1="11cm" svg:y1="6cm" svg:x2="9cm" svg:y2="6cm">
          <text:p/>
        </draw:line>
        <draw:line draw:style-name="gr4" draw:text-style-name="P1" draw:layer="layout" svg:x1="3.5cm" svg:y1="1.7cm" svg:x2="3.5cm" svg:y2="3.7cm">
          <text:p/>
        </draw:line>
        <draw:line draw:style-name="gr4" draw:text-style-name="P1" draw:layer="layout" svg:x1="3.5cm" svg:y1="8cm" svg:x2="3.5cm" svg:y2="10cm">
          <text:p/>
        </draw:line>
        <draw:rect draw:style-name="gr2" draw:text-style-name="P1" draw:layer="layout" svg:width="3.346cm" svg:height="2.298cm" svg:x="6.654cm" svg:y="10.202cm">
          <text:p text:style-name="P1">MIPS</text:p>
        </draw:rect>
        <draw:rect draw:style-name="gr2" draw:text-style-name="P1" draw:layer="layout" svg:width="3.346cm" svg:height="2.298cm" svg:x="10.654cm" svg:y="10.202cm">
          <text:p text:style-name="P1">PowerPC</text:p>
        </draw:rect>
        <draw:rect draw:style-name="gr2" draw:text-style-name="P1" draw:layer="layout" svg:width="3.346cm" svg:height="2.298cm" svg:x="15.254cm" svg:y="10.202cm">
          <text:p text:style-name="P1">SPARC</text:p>
        </draw:rect>
        <draw:line draw:style-name="gr5" draw:text-style-name="P1" draw:layer="layout" svg:x1="8.712cm" svg:y1="10.202cm" svg:x2="11.3cm" svg:y2="8.5cm">
          <text:p/>
        </draw:line>
        <draw:line draw:style-name="gr5" draw:text-style-name="P1" draw:layer="layout" svg:x1="12.416cm" svg:y1="10.202cm" svg:x2="13.5cm" svg:y2="8.5cm">
          <text:p/>
        </draw:line>
        <draw:line draw:style-name="gr5" draw:text-style-name="P1" draw:layer="layout" svg:x1="16.698cm" svg:y1="10.202cm" svg:x2="15.459cm" svg:y2="8.5cm">
          <text:p/>
        </draw:line>
        <draw:frame draw:style-name="gr6" draw:layer="layout" svg:width="1.035cm" svg:height="0.963cm" svg:x="14.138cm" svg:y="11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quare_20_45" draw:display-name="Square 45" svg:viewBox="0 0 1131 1131" svg:d="m0 564 564 567 567-567-567-564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31T12:49:56.67</meta:creation-date>
    <dc:date>2009-07-31T12:59:51.62</dc:date>
    <meta:editing-duration>PT00H09M55S</meta:editing-duration>
    <meta:editing-cycles>1</meta:editing-cycles>
    <meta:document-statistic meta:object-count="14"/>
    <meta:generator>OpenOffice.org/3.1$Win32 OpenOffice.org_project/310m11$Build-9399</meta:generator>
  </office:meta>
</office:document-meta>
</file>